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officeooo:paragraph-rsid="00284af0"/>
    </style:style>
    <style:style style:name="P36" style:family="paragraph" style:parent-style-name="Standard">
      <style:text-properties officeooo:paragraph-rsid="00292b2f"/>
    </style:style>
    <style:style style:name="P37" style:family="paragraph" style:parent-style-name="Standard">
      <style:text-properties officeooo:paragraph-rsid="0029c737"/>
    </style:style>
    <style:style style:name="P38" style:family="paragraph" style:parent-style-name="Standard">
      <style:text-properties officeooo:paragraph-rsid="002a76e5"/>
    </style:style>
    <style:style style:name="P39" style:family="paragraph" style:parent-style-name="Standard">
      <style:text-properties officeooo:paragraph-rsid="002ba18b"/>
    </style:style>
    <style:style style:name="P40" style:family="paragraph" style:parent-style-name="Standard">
      <style:text-properties officeooo:paragraph-rsid="002f0587"/>
    </style:style>
    <style:style style:name="P41" style:family="paragraph" style:parent-style-name="Standard">
      <style:text-properties officeooo:paragraph-rsid="00316afb"/>
    </style:style>
    <style:style style:name="P42" style:family="paragraph" style:parent-style-name="Standard">
      <style:text-properties officeooo:paragraph-rsid="0037e801"/>
    </style:style>
    <style:style style:name="P43" style:family="paragraph" style:parent-style-name="Standard">
      <style:text-properties officeooo:paragraph-rsid="0038c5ff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7" style:family="paragraph" style:parent-style-name="Standard">
      <style:text-properties officeooo:paragraph-rsid="00441286"/>
    </style:style>
    <style:style style:name="P48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49" style:family="paragraph" style:parent-style-name="Standard">
      <style:text-properties officeooo:paragraph-rsid="004ad10b"/>
    </style:style>
    <style:style style:name="P50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text-properties officeooo:paragraph-rsid="005395f8"/>
    </style:style>
    <style:style style:name="P53" style:family="paragraph" style:parent-style-name="Standard">
      <style:text-properties officeooo:paragraph-rsid="005cb8bb"/>
    </style:style>
    <style:style style:name="P54" style:family="paragraph" style:parent-style-name="Standard">
      <style:text-properties officeooo:paragraph-rsid="005e6f53"/>
    </style:style>
    <style:style style:name="P55" style:family="paragraph" style:parent-style-name="Standard">
      <style:text-properties officeooo:paragraph-rsid="005f5d38"/>
    </style:style>
    <style:style style:name="P56" style:family="paragraph" style:parent-style-name="Standard">
      <style:text-properties officeooo:paragraph-rsid="0067e12f"/>
    </style:style>
    <style:style style:name="P57" style:family="paragraph" style:parent-style-name="Standard">
      <style:text-properties officeooo:paragraph-rsid="00685b93"/>
    </style:style>
    <style:style style:name="P58" style:family="paragraph" style:parent-style-name="Standard">
      <style:text-properties officeooo:paragraph-rsid="0072a3fd"/>
    </style:style>
    <style:style style:name="P59" style:family="paragraph" style:parent-style-name="Standard">
      <style:text-properties officeooo:paragraph-rsid="00732efc"/>
    </style:style>
    <style:style style:name="P60" style:family="paragraph" style:parent-style-name="Heading_20_3">
      <style:text-properties officeooo:paragraph-rsid="0038ae19"/>
    </style:style>
    <style:style style:name="P61" style:family="paragraph" style:parent-style-name="Heading_20_3">
      <style:text-properties officeooo:paragraph-rsid="0038c5ff"/>
    </style:style>
    <style:style style:name="P62" style:family="paragraph" style:parent-style-name="Heading_20_3">
      <style:text-properties fo:font-weight="bold" style:font-weight-asian="bold" style:font-weight-complex="bold"/>
    </style:style>
    <style:style style:name="P63" style:family="paragraph" style:parent-style-name="Heading_20_3">
      <style:text-properties officeooo:paragraph-rsid="004ad10b"/>
    </style:style>
    <style:style style:name="P64" style:family="paragraph" style:parent-style-name="Text_20_body">
      <style:text-properties officeooo:paragraph-rsid="004ad10b"/>
    </style:style>
    <style:style style:name="P65" style:family="paragraph" style:parent-style-name="Text_20_body">
      <style:text-properties officeooo:paragraph-rsid="00685b93"/>
    </style:style>
    <style:style style:name="P66" style:family="paragraph" style:parent-style-name="Text_20_body">
      <style:text-properties officeooo:paragraph-rsid="006bbf1e"/>
    </style:style>
    <style:style style:name="P67" style:family="paragraph" style:parent-style-name="Text_20_body">
      <style:text-properties officeooo:paragraph-rsid="006c0a37"/>
    </style:style>
    <style:style style:name="P68" style:family="paragraph" style:parent-style-name="Text_20_body">
      <style:text-properties officeooo:paragraph-rsid="006d38ff"/>
    </style:style>
    <style:style style:name="P69" style:family="paragraph" style:parent-style-name="Text_20_body">
      <style:text-properties officeooo:paragraph-rsid="0072a3fd"/>
    </style:style>
    <style:style style:name="P70" style:family="paragraph" style:parent-style-name="Text_20_body">
      <style:text-properties officeooo:paragraph-rsid="0075ccd1"/>
    </style:style>
    <style:style style:name="P71" style:family="paragraph" style:parent-style-name="Text_20_body">
      <style:text-properties officeooo:paragraph-rsid="00793404"/>
    </style:style>
    <style:style style:name="P72" style:family="paragraph" style:parent-style-name="Heading_20_1">
      <style:text-properties officeooo:paragraph-rsid="004ad10b"/>
    </style:style>
    <style:style style:name="P73" style:family="paragraph" style:parent-style-name="Heading_20_1">
      <style:text-properties officeooo:paragraph-rsid="00685b93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75" style:family="paragraph" style:parent-style-name="Text_20_body" style:list-style-name="L5">
      <style:text-properties officeooo:paragraph-rsid="00685b93"/>
    </style:style>
    <style:style style:name="P76" style:family="paragraph" style:parent-style-name="Text_20_body" style:list-style-name="L5">
      <style:text-properties officeooo:paragraph-rsid="006ef93f"/>
    </style:style>
    <style:style style:name="P77" style:family="paragraph" style:parent-style-name="Text_20_body" style:list-style-name="L12">
      <style:text-properties officeooo:paragraph-rsid="0072a3fd"/>
    </style:style>
    <style:style style:name="P78" style:family="paragraph" style:parent-style-name="Text_20_body" style:list-style-name="L1">
      <style:paragraph-properties fo:margin-top="0in" fo:margin-bottom="0in" loext:contextual-spacing="false"/>
    </style:style>
    <style:style style:name="P79" style:family="paragraph" style:parent-style-name="Text_20_body" style:list-style-name="L1">
      <style:paragraph-properties fo:margin-top="0in" fo:margin-bottom="0in" loext:contextual-spacing="false"/>
      <style:text-properties officeooo:paragraph-rsid="006d38ff"/>
    </style:style>
    <style:style style:name="P80" style:family="paragraph" style:parent-style-name="Text_20_body" style:list-style-name="L1">
      <style:paragraph-properties fo:margin-top="0in" fo:margin-bottom="0in" loext:contextual-spacing="false"/>
      <style:text-properties officeooo:paragraph-rsid="0072a3fd"/>
    </style:style>
    <style:style style:name="P81" style:family="paragraph" style:parent-style-name="Text_20_body" style:list-style-name="L2">
      <style:paragraph-properties fo:margin-top="0in" fo:margin-bottom="0in" loext:contextual-spacing="false"/>
    </style:style>
    <style:style style:name="P82" style:family="paragraph" style:parent-style-name="Text_20_body" style:list-style-name="L3">
      <style:paragraph-properties fo:margin-top="0in" fo:margin-bottom="0in" loext:contextual-spacing="false"/>
    </style:style>
    <style:style style:name="P83" style:family="paragraph" style:parent-style-name="Text_20_body" style:list-style-name="L4">
      <style:paragraph-properties fo:margin-top="0in" fo:margin-bottom="0in" loext:contextual-spacing="false"/>
      <style:text-properties officeooo:paragraph-rsid="006a4729"/>
    </style:style>
    <style:style style:name="P84" style:family="paragraph" style:parent-style-name="Text_20_body" style:list-style-name="L6">
      <style:paragraph-properties fo:margin-top="0in" fo:margin-bottom="0in" loext:contextual-spacing="false"/>
      <style:text-properties officeooo:paragraph-rsid="006d38ff"/>
    </style:style>
    <style:style style:name="P85" style:family="paragraph" style:parent-style-name="Text_20_body" style:list-style-name="L7">
      <style:paragraph-properties fo:margin-top="0in" fo:margin-bottom="0in" loext:contextual-spacing="false"/>
      <style:text-properties officeooo:paragraph-rsid="006d38ff"/>
    </style:style>
    <style:style style:name="P86" style:family="paragraph" style:parent-style-name="Text_20_body" style:list-style-name="L8">
      <style:paragraph-properties fo:margin-top="0in" fo:margin-bottom="0in" loext:contextual-spacing="false"/>
      <style:text-properties officeooo:paragraph-rsid="006d38ff"/>
    </style:style>
    <style:style style:name="P87" style:family="paragraph" style:parent-style-name="Text_20_body" style:list-style-name="L9">
      <style:paragraph-properties fo:margin-top="0in" fo:margin-bottom="0in" loext:contextual-spacing="false"/>
      <style:text-properties officeooo:paragraph-rsid="0072a3fd"/>
    </style:style>
    <style:style style:name="P88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89" style:family="paragraph" style:parent-style-name="Text_20_body" style:list-style-name="L11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8" style:family="text">
      <style:text-properties officeooo:rsid="0022fcd9"/>
    </style:style>
    <style:style style:name="T19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7" style:family="text">
      <style:text-properties officeooo:rsid="0041041f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47ef8c" style:font-style-asian="normal" style:font-style-complex="normal"/>
    </style:style>
    <style:style style:name="T40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1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2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size="10pt" fo:font-style="italic" officeooo:rsid="005f5d38" style:font-style-asian="italic" style:font-style-complex="italic"/>
    </style:style>
    <style:style style:name="T46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47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0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1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2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53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54" style:family="text">
      <style:text-properties style:font-name="Liberation Mono" fo:font-size="10pt" fo:font-style="italic" fo:font-weight="bold" officeooo:rsid="007e4747" style:font-style-asian="italic" style:font-weight-asian="bold" style:font-style-complex="italic" style:font-weight-complex="bold"/>
    </style:style>
    <style:style style:name="T55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56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57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58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59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60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556cce" style:font-weight-asian="normal" style:font-weight-complex="normal"/>
    </style:style>
    <style:style style:name="T67" style:family="text">
      <style:text-properties fo:color="#000000" fo:font-size="16pt" style:text-underline-style="none" officeooo:rsid="000fac1c" fo:background-color="#ffffff" loext:char-shading-value="0"/>
    </style:style>
    <style:style style:name="T68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72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73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74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75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76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77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78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80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81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82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84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86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2"><text:span text:style-name="T12">$.trim(data)</text:span>: This method work as a trim data</text:p>
      <text:p text:style-name="P20">$.isArray(get_number)</text:p>
      <text:p text:style-name="P21">//array to string convert:</text:p>
      <text:p text:style-name="P13"><text:s/>var fruits = ["Banana", "Orange", "Apple", "Mango"];</text:p>
      <text:p text:style-name="P22"><text:s text:c="2"/>var x = fruits.toString();</text:p>
      <text:p text:style-name="P14">…………………..</text:p>
      <text:p text:style-name="P23"><text:span text:style-name="T66">//</text:span><text:span text:style-name="T65">string to array….</text:span></text:p>
      <text:p text:style-name="P30">var txtstring = $("#idtxt").val();</text:p>
      <text:p text:style-name="P30">var stringSplit = txtstring.split(',');</text:p>
      <text:p text:style-name="P30">for(i=0; i&lt; stringSplit.length;i++)</text:p>
      <text:p text:style-name="P30">{ alert(stringSplit[i]); }</text:p>
      <text:p text:style-name="P14"/>
      <text:p text:style-name="P3">2) <text:span text:style-name="T12">setInterval</text:span>(function(){autosave() },10000);</text:p>
      <text:p text:style-name="P3"><text:span text:style-name="T12">closeInterve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5">2.1) String Replace:</text:p>
      <text:p text:style-name="P31"><text:tab/><text:tab/>var str = “Himel_chadni”;</text:p>
      <text:p text:style-name="P33"><text:tab/><text:tab/>alert( str.replace(‘_’,’+’) );</text:p>
      <text:p text:style-name="P33"/>
      <text:p text:style-name="P34">2.2) <text:span text:style-name="T10">String to Lower Case:</text:span></text:p>
      <text:p text:style-name="P56"><text:span text:style-name="T9"><text:tab/><text:tab/></text:span><text:span text:style-name="T73">var</text:span><text:span text:style-name="T71"> str = </text:span><text:span text:style-name="T74">"Hello World!"</text:span><text:span text:style-name="T71">;<text:line-break/><text:tab/><text:tab/></text:span><text:span text:style-name="T73">var</text:span><text:span text:style-name="T71"> res = str.toLowerCase();</text:span></text:p>
      <text:p text:style-name="P32"/>
      <text:p text:style-name="P5">3) <text:span text:style-name="T12">each(): </text:span><text:span text:style-name="T11">each funtion work as a loop</text:span></text:p>
      <text:p text:style-name="P16">example: </text:p>
      <text:p text:style-name="P6">&lt;script&gt;</text:p>
      <text:p text:style-name="P16">$(document).ready(function(){</text:p>
      <text:p text:style-name="P16"><text:s text:c="2"/>$("button").click(function(){</text:p>
      <text:p text:style-name="P16"><text:s text:c="4"/>$("li").each(function(){</text:p>
      <text:p text:style-name="P16"><text:s text:c="6"/>alert($(this).text())</text:p>
      <text:p text:style-name="P16"><text:s text:c="4"/>});</text:p>
      <text:p text:style-name="P16"><text:s text:c="2"/>});</text:p>
      <text:p text:style-name="P16">});</text:p>
      <text:p text:style-name="P6">&lt;/script&gt;</text:p>
      <text:p text:style-name="P6">&lt;/head&gt;</text:p>
      <text:p text:style-name="P6"><text:soft-page-break/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48">CONDITION:</text:p>
      <text:p text:style-name="P7">4) <text:span text:style-name="T12">is(),</text:span><text:span text:style-name="T14">hasClass()</text:span>: this funtrion work as a condition <text:span text:style-name="T18">and also return </text:span><text:span text:style-name="T17">true/false</text:span>.</text:p>
      <text:p text:style-name="P8">Example:</text:p>
      <text:p text:style-name="P9">radio button checked or not</text:p>
      <text:p text:style-name="P17"><text:span text:style-name="Strong_20_Emphasis"><text:span text:style-name="T67">if($("#exampleRadios1").is(":checked"))</text:span></text:span></text:p>
      <text:p text:style-name="P17"><text:span text:style-name="Strong_20_Emphasis"><text:span text:style-name="T67"><text:tab/>{</text:span></text:span></text:p>
      <text:p text:style-name="P17"><text:span text:style-name="Strong_20_Emphasis"><text:span text:style-name="T67"><text:tab/><text:tab/>$('#exampleRadios1').addClass('my-radio');</text:span></text:span></text:p>
      <text:p text:style-name="P17"><text:span text:style-name="Strong_20_Emphasis"><text:span text:style-name="T67"><text:tab/><text:tab/>$('#exampleRadios2').removeClass('my-radio');</text:span></text:span></text:p>
      <text:p text:style-name="P17"><text:span text:style-name="Strong_20_Emphasis"><text:span text:style-name="T67"><text:tab/><text:tab/>$("#ext_camp").hide();</text:span></text:span></text:p>
      <text:p text:style-name="P17"><text:span text:style-name="Strong_20_Emphasis"><text:span text:style-name="T67"><text:tab/>}</text:span></text:span></text:p>
      <text:p text:style-name="P17"><text:span text:style-name="Strong_20_Emphasis"><text:span text:style-name="T67">})</text:span></text:span></text:p>
      <text:p text:style-name="P17"><text:span text:style-name="Source_20_Text"><text:span text:style-name="T72"/></text:span></text:p>
      <text:p text:style-name="P11">hasClass() Exmaple:</text:p>
      <text:p text:style-name="P27">&lt;script&gt;</text:p>
      <text:p text:style-name="P27">$(document).ready(function(){</text:p>
      <text:p text:style-name="P27"><text:s text:c="2"/>$("button").click(function(){</text:p>
      <text:p text:style-name="P27"><text:s text:c="4"/>alert($("p").hasClass("intro"));</text:p>
      <text:p text:style-name="P27"><text:s text:c="2"/>});</text:p>
      <text:p text:style-name="P27">});</text:p>
      <text:p text:style-name="P27">&lt;/script&gt;</text:p>
      <text:p text:style-name="P28">&lt;p class="intro"&gt;This is a paragraph.&lt;/p&gt;</text:p>
      <text:p text:style-name="P28">&lt;p&gt;This is another paragraph.&lt;/p&gt;</text:p>
      <text:p text:style-name="P28"/>
      <text:p text:style-name="P29">output: “true”</text:p>
      <text:p text:style-name="P24"/>
      <text:p text:style-name="P24"/>
      <text:p text:style-name="P18">5)addClass(), removeClass(),toggleClass(),<text:line-break/></text:p>
      <text:p text:style-name="P10">Example</text:p>
      <text:p text:style-name="P19"><text:tab/><text:span text:style-name="T16">$('#exampleRadios2').addClass('my-radio');</text:span></text:p>
      <text:p text:style-name="P25"><text:tab/>$('#exampleRadios1').removeClass('my-radio');</text:p>
      <text:p text:style-name="P26"><text:s/>$("#status-options").toggleClass("active");</text:p>
      <text:p text:style-name="P26"><text:soft-page-break/></text:p>
      <text:p text:style-name="P26"/>
      <text:p text:style-name="P35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5"><text:span text:style-name="Source_20_Text"><text:span text:style-name="T4"/></text:span></text:p>
      <text:p text:style-name="P36"><text:span text:style-name="Source_20_Text"><text:span text:style-name="T7">append(),prepend() </text:span></text:span><text:span text:style-name="Source_20_Text"><text:span text:style-name="T8">Example:</text:span></text:span></text:p>
      <text:p text:style-name="P36"><text:span text:style-name="Source_20_Text"><text:span text:style-name="T8"/></text:span></text:p>
      <text:p text:style-name="P36"><text:span text:style-name="Source_20_Text"><text:span text:style-name="T19">&lt;script&gt;</text:span></text:span></text:p>
      <text:p text:style-name="P36"><text:span text:style-name="Source_20_Text"><text:span text:style-name="T19">$(document).ready(function(){</text:span></text:span></text:p>
      <text:p text:style-name="P36"><text:span text:style-name="Source_20_Text"><text:span text:style-name="T19"><text:s text:c="2"/>$("#btn1").click(function(){</text:span></text:span></text:p>
      <text:p text:style-name="P36"><text:span text:style-name="Source_20_Text"><text:span text:style-name="T19"><text:s text:c="4"/>$("p").append(" &lt;b&gt;Appended text&lt;/b&gt;."); </text:span></text:span><text:span text:style-name="Source_20_Text"><text:span text:style-name="T20">or</text:span></text:span></text:p>
      <text:p text:style-name="P37"><text:span text:style-name="Source_20_Text"><text:span text:style-name="T19">$("p").</text:span></text:span><text:span text:style-name="Source_20_Text"><text:span text:style-name="T20">prepend</text:span></text:span><text:span text:style-name="Source_20_Text"><text:span text:style-name="T19">(" &lt;b&gt;Appended text&lt;/b&gt;.");</text:span></text:span></text:p>
      <text:p text:style-name="P36"><text:span text:style-name="Source_20_Text"><text:span text:style-name="T19"><text:s text:c="2"/>})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/></text:span></text:p>
      <text:p text:style-name="P36"><text:span text:style-name="Source_20_Text"><text:span text:style-name="T19"><text:s text:c="2"/>$("#btn2").click(function(){</text:span></text:span></text:p>
      <text:p text:style-name="P36"><text:span text:style-name="Source_20_Text"><text:span text:style-name="T19"><text:s text:c="4"/>$("ol").append("&lt;li&gt;Appended item&lt;/li&gt;"); </text:span></text:span><text:span text:style-name="Source_20_Text"><text:span text:style-name="T21">or</text:span></text:span></text:p>
      <text:p text:style-name="P38"><text:span text:style-name="Source_20_Text"><text:span text:style-name="T19">$("ol").</text:span></text:span><text:span text:style-name="Source_20_Text"><text:span text:style-name="T21">prepend</text:span></text:span><text:span text:style-name="Source_20_Text"><text:span text:style-name="T19">("&lt;li&gt;Appended item&lt;/li&gt;");</text:span></text:span></text:p>
      <text:p text:style-name="P36"><text:span text:style-name="Source_20_Text"><text:span text:style-name="T19"><text:s text:c="2"/>});</text:span></text:span></text:p>
      <text:p text:style-name="P36"><text:span text:style-name="Source_20_Text"><text:span text:style-name="T19">});</text:span></text:span></text:p>
      <text:p text:style-name="P36"><text:span text:style-name="Source_20_Text"><text:span text:style-name="T19">&lt;/script&gt;</text:span></text:span></text:p>
      <text:p text:style-name="P36"><text:span text:style-name="Source_20_Text"><text:span text:style-name="T19">&lt;/head&gt;</text:span></text:span></text:p>
      <text:p text:style-name="P36"><text:span text:style-name="Source_20_Text"><text:span text:style-name="T19">&lt;body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p&gt;This is a paragraph.&lt;/p&gt;</text:span></text:span></text:p>
      <text:p text:style-name="P36"><text:span text:style-name="Source_20_Text"><text:span text:style-name="T19">&lt;p&gt;This is another paragraph.&lt;/p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ol&gt;</text:span></text:span></text:p>
      <text:p text:style-name="P36"><text:span text:style-name="Source_20_Text"><text:span text:style-name="T19"><text:s text:c="2"/>&lt;li&gt;List item 1&lt;/li&gt;</text:span></text:span></text:p>
      <text:p text:style-name="P36"><text:span text:style-name="Source_20_Text"><text:span text:style-name="T19"><text:s text:c="2"/>&lt;li&gt;List item 2&lt;/li&gt;</text:span></text:span></text:p>
      <text:p text:style-name="P36"><text:span text:style-name="Source_20_Text"><text:span text:style-name="T19"><text:s text:c="2"/>&lt;li&gt;List item 3&lt;/li&gt;</text:span></text:span></text:p>
      <text:p text:style-name="P36"><text:span text:style-name="Source_20_Text"><text:span text:style-name="T19">&lt;/ol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button id="btn1"&gt;Append text&lt;/button&gt;</text:span></text:span></text:p>
      <text:p text:style-name="P36"><text:span text:style-name="Source_20_Text"><text:span text:style-name="T19">&lt;button id="btn2"&gt;Append list items&lt;/button&gt;</text:span></text:span></text:p>
      <text:p text:style-name="P36"><text:span text:style-name="Source_20_Text"><text:span text:style-name="T19"/></text:span></text:p>
      <text:p text:style-name="P39"><text:span text:style-name="Source_20_Text"><text:span text:style-name="T32">appendTo(), </text:span></text:span><text:span text:style-name="Source_20_Text"><text:span text:style-name="T33">prependTo()</text:span></text:span><text:span text:style-name="Source_20_Text"><text:span text:style-name="T32"> Example:</text:span></text:span></text:p>
      <text:p text:style-name="P39"><text:span text:style-name="Source_20_Text"><text:span text:style-name="T22">&lt;script&gt;</text:span></text:span></text:p>
      <text:p text:style-name="P39"><text:span text:style-name="Source_20_Text"><text:span text:style-name="T22">$(document).ready(function(){</text:span></text:span></text:p>
      <text:p text:style-name="P39"><text:span text:style-name="Source_20_Text"><text:span text:style-name="T22"><text:s text:c="2"/>$("button").click(function(){</text:span></text:span></text:p>
      <text:p text:style-name="P39"><text:span text:style-name="Source_20_Text"><text:span text:style-name="T22"><text:s text:c="4"/>$("&lt;span&gt;Hello World!&lt;/span&gt;").appendTo("p"); </text:span></text:span><text:span text:style-name="Source_20_Text"><text:span text:style-name="T23">or</text:span></text:span></text:p>
      <text:p text:style-name="P40"><text:span text:style-name="Source_20_Text"><text:span text:style-name="T22">$("&lt;span&gt;Hello World!&lt;/span&gt;").</text:span></text:span><text:span text:style-name="Source_20_Text"><text:span text:style-name="T23">prepend</text:span></text:span><text:span text:style-name="Source_20_Text"><text:span text:style-name="T22">To("p");</text:span></text:span></text:p>
      <text:p text:style-name="P39"><text:span text:style-name="Source_20_Text"><text:span text:style-name="T22"><text:s text:c="2"/>});</text:span></text:span></text:p>
      <text:p text:style-name="P39"><text:span text:style-name="Source_20_Text"><text:span text:style-name="T22">});</text:span></text:span></text:p>
      <text:p text:style-name="P39"><text:span text:style-name="Source_20_Text"><text:span text:style-name="T22">&lt;/script&gt;</text:span></text:span></text:p>
      <text:p text:style-name="P39"><text:span text:style-name="Source_20_Text"><text:span text:style-name="T22">&lt;/head&gt;</text:span></text:span></text:p>
      <text:p text:style-name="P39"><text:span text:style-name="Source_20_Text"><text:span text:style-name="T22">&lt;body&gt;</text:span></text:span></text:p>
      <text:p text:style-name="P39"><text:soft-page-break/><text:span text:style-name="Source_20_Text"><text:span text:style-name="T22"/></text:span></text:p>
      <text:p text:style-name="P39"><text:span text:style-name="Source_20_Text"><text:span text:style-name="T22">&lt;button&gt;Insert span element at the end of each p element&lt;/button&gt;</text:span></text:span></text:p>
      <text:p text:style-name="P39"><text:span text:style-name="Source_20_Text"><text:span text:style-name="T22"/></text:span></text:p>
      <text:p text:style-name="P39"><text:span text:style-name="Source_20_Text"><text:span text:style-name="T22">&lt;p&gt;This is a paragraph.&lt;/p&gt;</text:span></text:span></text:p>
      <text:p text:style-name="P39"><text:span text:style-name="Source_20_Text"><text:span text:style-name="T22">&lt;p&gt;This is another paragraph.&lt;/p&gt;</text:span></text:span></text:p>
      <text:p text:style-name="P39"><text:span text:style-name="Source_20_Text"><text:span text:style-name="T22"/></text:span></text:p>
      <text:p text:style-name="P52"><text:span text:style-name="Source_20_Text"><text:span text:style-name="T31">7) </text:span></text:span><text:span text:style-name="Source_20_Text"><text:span text:style-name="T34">prop(), </text:span></text:span><text:span text:style-name="Source_20_Text"><text:span text:style-name="T35">removeProp()</text:span></text:span><text:span text:style-name="Source_20_Text"><text:span text:style-name="T34"> function…………………………………………………</text:span></text:span></text:p>
      <text:p text:style-name="P41"><text:span text:style-name="Source_20_Text"><text:span text:style-name="T31">Example:</text:span></text:span></text:p>
      <text:p text:style-name="P41"><text:span text:style-name="Source_20_Text"><text:span text:style-name="T31"/></text:span></text:p>
      <text:p text:style-name="P41"><text:span text:style-name="Source_20_Text"><text:span text:style-name="T24">&lt;script&gt;</text:span></text:span></text:p>
      <text:p text:style-name="P41"><text:span text:style-name="Source_20_Text"><text:span text:style-name="T24">$(document).ready(function(){</text:span></text:span></text:p>
      <text:p text:style-name="P41"><text:span text:style-name="Source_20_Text"><text:span text:style-name="T24"><text:s text:c="2"/>$("button").click(function(){</text:span></text:span></text:p>
      <text:p text:style-name="P41"><text:span text:style-name="Source_20_Text"><text:span text:style-name="T24"><text:s text:c="4"/>var $x = $("div");</text:span></text:span></text:p>
      <text:p text:style-name="P41"><text:span text:style-name="Source_20_Text"><text:span text:style-name="T24"><text:s text:c="4"/>$x.prop("color", "FF0000");</text:span></text:span></text:p>
      <text:p text:style-name="P41"><text:span text:style-name="Source_20_Text"><text:span text:style-name="T24"><text:s text:c="4"/>$x.append("The color property has the following value: " + $x.prop("color"));</text:span></text:span></text:p>
      <text:p text:style-name="P41"><text:span text:style-name="Source_20_Text"><text:span text:style-name="T24"><text:s text:c="4"/>$x.removeProp("color");</text:span></text:span></text:p>
      <text:p text:style-name="P41"><text:span text:style-name="Source_20_Text"><text:span text:style-name="T24"><text:s text:c="4"/>$x.append("&lt;br&gt;Now the color property has the following value: " + $x.prop("color"));</text:span></text:span></text:p>
      <text:p text:style-name="P41"><text:span text:style-name="Source_20_Text"><text:span text:style-name="T24"><text:s text:c="2"/>});</text:span></text:span></text:p>
      <text:p text:style-name="P41"><text:span text:style-name="Source_20_Text"><text:span text:style-name="T24">});</text:span></text:span></text:p>
      <text:p text:style-name="P41"><text:span text:style-name="Source_20_Text"><text:span text:style-name="T24">&lt;/script&gt;</text:span></text:span></text:p>
      <text:p text:style-name="P41"><text:span text:style-name="Source_20_Text"><text:span text:style-name="T24">&lt;/head&gt;</text:span></text:span></text:p>
      <text:p text:style-name="P41"><text:span text:style-name="Source_20_Text"><text:span text:style-name="T24">&lt;body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&lt;button&gt;Add and remove a property&lt;/button&gt;&lt;br&gt;&lt;br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&lt;div&gt;&lt;/div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2"><text:span text:style-name="Source_20_Text"><text:span text:style-name="T25">8) <text:s/>find(), parent(),parents()………………………….</text:span></text:span></text:p>
      <text:p text:style-name="P42"><text:span text:style-name="Source_20_Text"><text:span text:style-name="T25"/></text:span></text:p>
      <text:h text:style-name="P60" text:outline-level="3"><text:span text:style-name="Source_20_Text"><text:span text:style-name="T26">Example</text:span></text:span><text:span text:style-name="Source_20_Text"><text:span text:style-name="T28">L find() <text:s/></text:span></text:span><text:span text:style-name="Source_20_Text"><text:span text:style-name="T30">w3schoo;</text:span></text:span></text:h>
      <text:p text:style-name="Text_20_body">Return all &lt;span&gt; elements that are descendants of &lt;ul&gt;:</text:p>
      <text:p text:style-name="P43"><text:span text:style-name="Source_20_Text"><text:span text:style-name="T27">$(document).ready(function(){</text:span></text:span></text:p>
      <text:p text:style-name="P43"><text:span text:style-name="Source_20_Text"><text:span text:style-name="T27"><text:s text:c="2"/>$("ul").find("span").css({"color": "red", "border": "2px solid red"});</text:span></text:span></text:p>
      <text:p text:style-name="P43"><text:span text:style-name="Source_20_Text"><text:span text:style-name="T27">});</text:span></text:span></text:p>
      <text:p text:style-name="P43"><text:span text:style-name="Source_20_Text"><text:span text:style-name="T27">&lt;/script&gt;</text:span></text:span></text:p>
      <text:p text:style-name="P43"><text:span text:style-name="Source_20_Text"><text:span text:style-name="T27">&lt;/head&gt;</text:span></text:span></text:p>
      <text:p text:style-name="P43"><text:span text:style-name="Source_20_Text"><text:span text:style-name="T27"/></text:span></text:p>
      <text:p text:style-name="P43"><text:span text:style-name="Source_20_Text"><text:span text:style-name="T27">&lt;body class="ancestors"&gt;body (great-grandparent)</text:span></text:span></text:p>
      <text:p text:style-name="P43"><text:span text:style-name="Source_20_Text"><text:span text:style-name="T27"><text:s text:c="2"/>&lt;div style="width:500px;"&gt;div (grandparent)</text:span></text:span></text:p>
      <text:p text:style-name="P43"><text:span text:style-name="Source_20_Text"><text:span text:style-name="T27"><text:s text:c="4"/>&lt;ul&gt;ul (direct parent) <text:s/></text:span></text:span></text:p>
      <text:p text:style-name="P43"><text:span text:style-name="Source_20_Text"><text:span text:style-name="T27"><text:s text:c="6"/>&lt;li&gt;li (child)</text:span></text:span></text:p>
      <text:p text:style-name="P43"><text:span text:style-name="Source_20_Text"><text:span text:style-name="T27"><text:s text:c="8"/>&lt;span&gt;span (grandchild)&lt;/span&gt;</text:span></text:span></text:p>
      <text:p text:style-name="P43"><text:span text:style-name="Source_20_Text"><text:span text:style-name="T27"><text:s text:c="6"/>&lt;/li&gt;</text:span></text:span></text:p>
      <text:p text:style-name="P43"><text:span text:style-name="Source_20_Text"><text:span text:style-name="T27"><text:s text:c="4"/>&lt;/ul&gt; <text:s text:c="2"/></text:span></text:span></text:p>
      <text:p text:style-name="P43"><text:soft-page-break/><text:span text:style-name="Source_20_Text"><text:span text:style-name="T27"><text:s text:c="2"/>&lt;/div&gt;</text:span></text:span></text:p>
      <text:p text:style-name="P43"><text:span text:style-name="Source_20_Text"><text:span text:style-name="T27">&lt;/body&gt;</text:span></text:span></text:p>
      <text:p text:style-name="P43"><text:span text:style-name="Source_20_Text"><text:span text:style-name="T27"/></text:span></text:p>
      <text:h text:style-name="P61" text:outline-level="3"><text:span text:style-name="Source_20_Text"><text:span text:style-name="T27">Example:</text:span></text:span><text:span text:style-name="Source_20_Text"><text:span text:style-name="T28">parent() : </text:span></text:span><text:span text:style-name="Source_20_Text"><text:span text:style-name="T29">w3school</text:span></text:span></text:h>
      <text:p text:style-name="Text_20_body">Return the direct parent element of &lt;span&gt;:</text:p>
      <text:p text:style-name="P45">&lt;script&gt;</text:p>
      <text:p text:style-name="P45">$(document).ready(function(){</text:p>
      <text:p text:style-name="P45"><text:s text:c="2"/>$("span").parent().css({"color": "red", "border": "2px solid red"});</text:p>
      <text:p text:style-name="P45">});</text:p>
      <text:p text:style-name="P45">&lt;/script&gt;</text:p>
      <text:p text:style-name="P45">&lt;/head&gt;</text:p>
      <text:p text:style-name="P45"/>
      <text:p text:style-name="P45">&lt;body class="ancestors"&gt;body (great-great-grandparent)</text:p>
      <text:p text:style-name="P45"><text:s text:c="2"/>&lt;div style="width:500px;"&gt;div (great-grandparent)</text:p>
      <text:p text:style-name="P45"><text:s text:c="4"/>&lt;ul&gt;ul (grandparent) <text:s/></text:p>
      <text:p text:style-name="P45"><text:s text:c="6"/>&lt;li&gt;li (direct parent)</text:p>
      <text:p text:style-name="P45"><text:s text:c="8"/>&lt;span&gt;span&lt;/span&gt;</text:p>
      <text:p text:style-name="P45"><text:s text:c="6"/>&lt;/li&gt;</text:p>
      <text:p text:style-name="P45"><text:s text:c="4"/>&lt;/ul&gt; <text:s text:c="2"/></text:p>
      <text:p text:style-name="P45"><text:s text:c="2"/>&lt;/div&gt;</text:p>
      <text:p text:style-name="P45">&lt;/body&gt;</text:p>
      <text:p text:style-name="P44"/>
      <text:h text:style-name="P62" text:outline-level="3">Example: <text:span text:style-name="T37">parents() w3school</text:span></text:h>
      <text:p text:style-name="Text_20_body">Return all ancestor elements of &lt;span&gt;:</text:p>
      <text:p text:style-name="P45">&lt;script&gt;</text:p>
      <text:p text:style-name="P45">$(document).ready(function(){</text:p>
      <text:p text:style-name="P45"><text:s text:c="2"/>$("span").parents().css({"color": "red", "border": "2px solid red"});</text:p>
      <text:p text:style-name="P45">});</text:p>
      <text:p text:style-name="P45">&lt;/script&gt;</text:p>
      <text:p text:style-name="P45">&lt;/head&gt;</text:p>
      <text:p text:style-name="P45"/>
      <text:p text:style-name="P45">&lt;body class="ancestors"&gt;body (great-great-grandparent)</text:p>
      <text:p text:style-name="P45"><text:s text:c="2"/>&lt;div style="width:500px;"&gt;div (great-grandparent)</text:p>
      <text:p text:style-name="P45"><text:s text:c="4"/>&lt;ul&gt;ul (grandparent) <text:s/></text:p>
      <text:p text:style-name="P45"><text:s text:c="6"/>&lt;li&gt;li (direct parent)</text:p>
      <text:p text:style-name="P45"><text:s text:c="8"/>&lt;span&gt;span&lt;/span&gt;</text:p>
      <text:p text:style-name="P45"><text:s text:c="6"/>&lt;/li&gt;</text:p>
      <text:p text:style-name="P45"><text:s text:c="4"/>&lt;/ul&gt; <text:s text:c="2"/></text:p>
      <text:p text:style-name="P45"><text:s text:c="2"/>&lt;/div&gt;</text:p>
      <text:p text:style-name="P45">&lt;/body&gt;</text:p>
      <text:p text:style-name="P45"/>
      <text:p text:style-name="P46">combile<text:span text:style-name="T38"> example: as</text:span><text:span text:style-name="T39">i</text:span><text:span text:style-name="T38">de nar actice jquery:</text:span></text:p>
      <text:p text:style-name="P44"/>
      <text:p text:style-name="P47"><text:span text:style-name="Source_20_Text"><text:span text:style-name="T15"><text:tab/></text:span></text:span><text:span text:style-name="Source_20_Text"><text:span text:style-name="T40">&lt;body&gt;</text:span></text:span></text:p>
      <text:p text:style-name="P47"><text:span text:style-name="Source_20_Text"><text:span text:style-name="T40"><text:tab/><text:tab/>&lt;div class="col-sm-3 col-md-2 sidebar"&gt;</text:span></text:span></text:p>
      <text:p text:style-name="P47"><text:span text:style-name="Source_20_Text"><text:span text:style-name="T40"><text:tab/><text:tab/><text:tab/>&lt;ul class="nav nav-sidebar"&gt;</text:span></text:span></text:p>
      <text:p text:style-name="P47"><text:soft-page-break/><text:span text:style-name="Source_20_Text"><text:span text:style-name="T40"><text:tab/><text:tab/><text:tab/><text:tab/>&lt;li class="active"&gt;&lt;a href="#"&gt;Add &lt;/a&gt;&lt;/li&gt;</text:span></text:span></text:p>
      <text:p text:style-name="P47"><text:span text:style-name="Source_20_Text"><text:span text:style-name="T40"><text:tab/><text:tab/><text:tab/><text:tab/>&lt;li&gt;&lt;a href="#"&gt;View/Modify&lt;/a&gt;&lt;/li&gt;</text:span></text:span></text:p>
      <text:p text:style-name="P47"><text:span text:style-name="Source_20_Text"><text:span text:style-name="T40"><text:tab/><text:tab/><text:tab/><text:tab/>&lt;li&gt;&lt;a href="#"&gt;Delete&lt;/a&gt;&lt;/li&gt;</text:span></text:span></text:p>
      <text:p text:style-name="P47"><text:span text:style-name="Source_20_Text"><text:span text:style-name="T40"><text:tab/><text:tab/><text:tab/>&lt;/ul&gt;</text:span></text:span></text:p>
      <text:p text:style-name="P47"><text:span text:style-name="Source_20_Text"><text:span text:style-name="T40">&lt;/div&gt;</text:span></text:span></text:p>
      <text:p text:style-name="P47"><text:span text:style-name="Source_20_Text"><text:span text:style-name="T40"/></text:span></text:p>
      <text:p text:style-name="P47"><text:span text:style-name="Source_20_Text"><text:span text:style-name="T40">&lt;script type="text/javascript"&gt;</text:span></text:span></text:p>
      <text:p text:style-name="P47"><text:span text:style-name="Source_20_Text"><text:span text:style-name="T40"><text:tab/>$('.nav a').on('click',function(){</text:span></text:span></text:p>
      <text:p text:style-name="P47"><text:span text:style-name="Source_20_Text"><text:span text:style-name="T40"><text:tab/><text:tab/>$('.nav').find('.active').removeClass('active');</text:span></text:span></text:p>
      <text:p text:style-name="P47"><text:span text:style-name="Source_20_Text"><text:span text:style-name="T40"><text:tab/><text:tab/>$(this).parent().addClass('active');</text:span></text:span></text:p>
      <text:p text:style-name="P47"><text:span text:style-name="Source_20_Text"><text:span text:style-name="T40"><text:tab/>});</text:span></text:span></text:p>
      <text:p text:style-name="P47"><text:span text:style-name="Source_20_Text"><text:span text:style-name="T40">&lt;/script&gt; <text:s text:c="3"/></text:span></text:span></text:p>
      <text:p text:style-name="P47"><text:span text:style-name="Source_20_Text"><text:span text:style-name="T40"/></text:span></text:p>
      <text:p text:style-name="P47"><text:span text:style-name="Source_20_Text"><text:span text:style-name="T40"/></text:span></text:p>
      <text:p text:style-name="P49"><text:span text:style-name="Source_20_Text"><text:span text:style-name="T36">9) index() Method:</text:span></text:span></text:p>
      <text:h text:style-name="P63" text:outline-level="3"><text:span text:style-name="Source_20_Text"><text:span text:style-name="T36">Example</text:span></text:span></text:h>
      <text:p text:style-name="Text_20_body">Get the index of the clicked &lt;li&gt; element :---</text:p>
      <text:p text:style-name="P50">&lt;script&gt;</text:p>
      <text:p text:style-name="P50">$(document).ready(function(){</text:p>
      <text:p text:style-name="P50">$("#test li").each(function(){</text:p>
      <text:p text:style-name="P50"><text:tab/> <text:s/>$(this).click(function(){</text:p>
      <text:p text:style-name="P50"><text:s text:c="4"/><text:tab/>alert($(this).index());</text:p>
      <text:p text:style-name="P51"><text:s text:c="2"/>});</text:p>
      <text:p text:style-name="P50">});</text:p>
      <text:p text:style-name="P50"/>
      <text:p text:style-name="P50">});</text:p>
      <text:p text:style-name="P50">&lt;/script&gt;</text:p>
      <text:p text:style-name="P50">&lt;/head&gt;</text:p>
      <text:p text:style-name="P50">&lt;body&gt;</text:p>
      <text:p text:style-name="P50"/>
      <text:p text:style-name="P50">&lt;p&gt;Click the list items to get the index position, relative to its sibling elements&lt;/p&gt;</text:p>
      <text:p text:style-name="P50"/>
      <text:p text:style-name="P50">&lt;ul id='test'&gt;</text:p>
      <text:p text:style-name="P50"><text:s text:c="2"/>&lt;li&gt;Coffee&lt;/li&gt;</text:p>
      <text:p text:style-name="P50"><text:s text:c="2"/>&lt;li&gt;Milk&lt;/li&gt;</text:p>
      <text:p text:style-name="P50"><text:s text:c="2"/>&lt;li&gt;Soda&lt;/li&gt;</text:p>
      <text:p text:style-name="P50">&lt;/ul&gt;</text:p>
      <text:p text:style-name="P49"><text:span text:style-name="Source_20_Text"><text:span text:style-name="T46"/></text:span></text:p>
      <text:p text:style-name="P49"><text:span text:style-name="Source_20_Text"><text:span text:style-name="T46"/></text:span></text:p>
      <text:p text:style-name="P54"><text:span text:style-name="Strong_20_Emphasis"><text:span text:style-name="T56"><text:s text:c="13"/></text:span></text:span><text:span text:style-name="Strong_20_Emphasis"><text:span text:style-name="T58">JSON endcode and Decode</text:span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h text:style-name="P72" text:outline-level="1"><text:span text:style-name="Source_20_Text"><text:span text:style-name="T57">JSON.parse():</text:span></text:span></text:h>
      <text:p text:style-name="P49"><text:span text:style-name="Source_20_Text"><text:span text:style-name="T50"/></text:span></text:p>
      <text:p text:style-name="P64"><text:span text:style-name="Source_20_Text"><text:span text:style-name="T50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49"><text:soft-page-break/><text:span text:style-name="Source_20_Text"><text:span text:style-name="T50"/></text:span></text:p>
      <text:p text:style-name="P55"><text:span text:style-name="Source_20_Text"><text:span text:style-name="T52">&lt;script&gt;</text:span></text:span></text:p>
      <text:p text:style-name="P55"><text:span text:style-name="Source_20_Text"><text:span text:style-name="T52">var txt = '{"name":"John", "age":30, "city":"New York"}'</text:span></text:span></text:p>
      <text:p text:style-name="P55"><text:span text:style-name="Source_20_Text"><text:span text:style-name="T52">var obj = JSON.parse(txt);</text:span></text:span></text:p>
      <text:p text:style-name="P55"><text:span text:style-name="Source_20_Text"><text:span text:style-name="T52">document.getElementById("demo").innerHTML = obj.name + ", " + obj.age;</text:span></text:span></text:p>
      <text:p text:style-name="P55"><text:span text:style-name="Source_20_Text"><text:span text:style-name="T52">&lt;/script&gt;</text:span></text:span></text:p>
      <text:p text:style-name="P55"><text:span text:style-name="Source_20_Text"><text:span text:style-name="T52"/></text:span></text:p>
      <text:p text:style-name="P57"><text:span text:style-name="Source_20_Text"><text:span text:style-name="T53"/></text:span></text:p>
      <text:p text:style-name="P57"><text:span text:style-name="Source_20_Text"><text:span text:style-name="T53"/></text:span></text:p>
      <text:h text:style-name="P73" text:outline-level="1"><text:bookmark text:name="ContentTitle"/><text:span text:style-name="Source_20_Text"><text:span text:style-name="T62"><text:s/></text:span></text:span><text:span text:style-name="Source_20_Text"><text:span text:style-name="T49"><text:s/></text:span></text:span><text:span text:style-name="Source_20_Text"><text:span text:style-name="T48">Check If String Contains Substring In Jquery</text:span></text:span></text:h>
      <text:p text:style-name="P65"><text:span text:style-name="Source_20_Text"><text:span text:style-name="T63">NB: It will return TRUE/FALSE output</text:span></text:span></text:p>
      <text:p text:style-name="P71"><text:span text:style-name="Source_20_Text"><text:span text:style-name="T83">url: https://www.c-sharpcorner.com/article/search-word-or-substring-from-paragraph-or-string-using-javascript-and-jquery/ </text:span></text:span></text:p>
      <text:p text:style-name="P74"><text:span text:style-name="Source_20_Text"><text:span text:style-name="T68">Exmple-2: </text:span></text:span><text:span text:style-name="Source_20_Text"><text:span text:style-name="T69">get city from string</text:span></text:span><text:span text:style-name="Source_20_Text"><text:span text:style-name="T70">(PHP Code same work)</text:span></text:span><text:span text:style-name="Source_20_Text"><text:span text:style-name="T78">preg_match('/\bcity\b/', “My city is BD”)</text:span></text:span></text:p>
      <text:p text:style-name="P70"><text:span text:style-name="Source_20_Text"><text:span text:style-name="T47">syntex</text:span></text:span><text:span text:style-name="Source_20_Text"><text:span text:style-name="T64">: </text:span></text:span><text:span text:style-name="Source_20_Text"><text:span text:style-name="T82">strng.includes(</text:span></text:span><text:span text:style-name="Source_20_Text"><text:span text:style-name="T84">"human",</text:span></text:span><text:span text:style-name="Source_20_Text"><text:span text:style-name="T85">start</text:span></text:span><text:span text:style-name="Source_20_Text"><text:span text:style-name="T86"> from position</text:span></text:span><text:span text:style-name="Source_20_Text"><text:span text:style-name="T82">)</text:span></text:span></text:p>
      <text:p text:style-name="P66"><text:span text:style-name="Source_20_Text"><text:span text:style-name="T55"><text:s text:c="6"/></text:span></text:span><text:span text:style-name="Source_20_Text"><text:span text:style-name="T59">Exmple:1</text:span></text:span></text:p>
      <text:p text:style-name="P66"><text:span text:style-name="Source_20_Text"><text:span text:style-name="T42">&lt;script language="javascript"&gt;  </text:span></text:span></text:p>
      <text:list xml:id="list187417500635725244" text:style-name="L1">
        <text:list-header>
          <text:p text:style-name="P78"><text:span text:style-name="Source_20_Text"><text:span text:style-name="T79">var strng;</text:span></text:span></text:p>
        </text:list-header>
      </text:list>
      <text:list xml:id="list471920229596519585" text:style-name="L2">
        <text:list-header>
          <text:p text:style-name="P81"><text:span text:style-name="Source_20_Text"><text:span text:style-name="T79">strng=”Either way, time largely defines the human experience.";  </text:span></text:span></text:p>
        </text:list-header>
      </text:list>
      <text:list xml:id="list979162321371843054" text:style-name="L3">
        <text:list-header>
          <text:p text:style-name="P82"><text:span text:style-name="Source_20_Text"><text:span text:style-name="T79">var incStr = strng.includes("human");  </text:span></text:span></text:p>
        </text:list-header>
      </text:list>
      <text:list xml:id="list3148224525338122573" text:style-name="L4">
        <text:list-header>
          <text:p text:style-name="P83"><text:span text:style-name="Source_20_Text"><text:span text:style-name="T79">document.write("Is 'human' present in the string? : "+incStr);</text:span></text:span></text:p>
          <text:p text:style-name="P83"><text:span text:style-name="Source_20_Text"><text:span text:style-name="T41"/></text:span></text:p>
          <text:p text:style-name="P83"><text:span text:style-name="Source_20_Text"><text:span text:style-name="T41">&lt;/script&gt; </text:span></text:span></text:p>
        </text:list-header>
      </text:list>
      <text:list xml:id="list498635370345131247" text:style-name="L5">
        <text:list-header>
          <text:p text:style-name="P75"><text:span text:style-name="Source_20_Text"><text:span text:style-name="T63">Output:</text:span></text:span><text:span text:style-name="Source_20_Text"><text:span text:style-name="T42">Is 'human' present in the string? : </text:span></text:span><text:span text:style-name="Source_20_Text"><text:span text:style-name="T43">ture</text:span></text:span></text:p>
        </text:list-header>
      </text:list>
      <text:p text:style-name="P67"><text:span text:style-name="Source_20_Text"><text:span text:style-name="T59">Exmple:</text:span></text:span><text:span text:style-name="Source_20_Text"><text:span text:style-name="T60">2</text:span></text:span></text:p>
      <text:p text:style-name="P57"><text:span text:style-name="Source_20_Text"><text:span text:style-name="T41">Search for the specified start position.</text:span></text:span></text:p>
      <text:p text:style-name="P57"><text:span text:style-name="Source_20_Text"><text:span text:style-name="Strong_20_Emphasis"><text:span text:style-name="T45">Case 1 - Starting Point of search is </text:span></text:span></text:span><text:span text:style-name="Source_20_Text"><text:span text:style-name="Strong_20_Emphasis"><text:span text:style-name="T75">before ‘h’</text:span></text:span></text:span><text:span text:style-name="Source_20_Text"><text:span text:style-name="Strong_20_Emphasis"><text:span text:style-name="T45"> in the word “human”.</text:span></text:span></text:span></text:p>
      <text:p text:style-name="P55"><text:span text:style-name="Source_20_Text"><text:span text:style-name="T52"/></text:span></text:p>
      <text:p text:style-name="P68"><text:span text:style-name="Source_20_Text"><text:span text:style-name="T42">&lt;script language="javascript"&gt;  </text:span></text:span></text:p>
      <text:list xml:id="list95304775229633" text:continue-list="list187417500635725244" text:style-name="L1">
        <text:list-header>
          <text:p text:style-name="P79"><text:span text:style-name="Source_20_Text"><text:span text:style-name="T79">var strng;</text:span></text:span></text:p>
        </text:list-header>
      </text:list>
      <text:list xml:id="list2991338631750417749" text:style-name="L6">
        <text:list-header>
          <text:p text:style-name="P84"><text:span text:style-name="Source_20_Text"><text:span text:style-name="T79">strng=”Either way, time largely defines the human experience.";  </text:span></text:span></text:p>
        </text:list-header>
      </text:list>
      <text:list xml:id="list9211104287175740507" text:style-name="L7">
        <text:list-header>
          <text:p text:style-name="P85"><text:span text:style-name="Source_20_Text"><text:span text:style-name="T79">var incStr = strng.includes("human",</text:span></text:span><text:span text:style-name="Source_20_Text"><text:span text:style-name="T80">10</text:span></text:span><text:span text:style-name="Source_20_Text"><text:span text:style-name="T79">);  </text:span></text:span></text:p>
        </text:list-header>
      </text:list>
      <text:list xml:id="list2391671856717003974" text:style-name="L8">
        <text:list-header>
          <text:p text:style-name="P86"><text:span text:style-name="Source_20_Text"><text:span text:style-name="T79">document.write("Is 'human' present in the string? : "+incStr);</text:span></text:span></text:p>
          <text:p text:style-name="P86"><text:span text:style-name="Source_20_Text"><text:span text:style-name="T41"/></text:span></text:p>
          <text:p text:style-name="P86"><text:span text:style-name="Source_20_Text"><text:span text:style-name="T41">&lt;/script&gt; </text:span></text:span></text:p>
        </text:list-header>
      </text:list>
      <text:list xml:id="list95303070603779" text:continue-list="list498635370345131247" text:style-name="L5">
        <text:list-header>
          <text:p text:style-name="P76"><text:span text:style-name="Source_20_Text"><text:span text:style-name="T63">Output:</text:span></text:span><text:span text:style-name="Source_20_Text"><text:span text:style-name="T42">Is 'human' present in the string? : </text:span></text:span><text:span text:style-name="Source_20_Text"><text:span text:style-name="T43">ture</text:span></text:span></text:p>
        </text:list-header>
      </text:list>
      <text:p text:style-name="P55"><text:span text:style-name="Source_20_Text"><text:span text:style-name="T52"/></text:span></text:p>
      <text:p text:style-name="P69"><text:span text:style-name="Source_20_Text"><text:span text:style-name="T59">Exmple:</text:span></text:span><text:span text:style-name="Source_20_Text"><text:span text:style-name="T61">3</text:span></text:span></text:p>
      <text:p text:style-name="P58"><text:span text:style-name="Source_20_Text"><text:span text:style-name="T41">Search for the specified start position.</text:span></text:span></text:p>
      <text:p text:style-name="P59"><text:soft-page-break/><text:span text:style-name="Strong_20_Emphasis"><text:span text:style-name="T45">Case 1 - Starting Point of search is </text:span></text:span><text:span text:style-name="Strong_20_Emphasis"><text:span text:style-name="T76">after</text:span></text:span><text:span text:style-name="Strong_20_Emphasis"><text:span text:style-name="T77"> ‘h’</text:span></text:span><text:span text:style-name="Strong_20_Emphasis"><text:span text:style-name="T76"> </text:span></text:span><text:span text:style-name="Strong_20_Emphasis"><text:span text:style-name="T45">in the word “human”.</text:span></text:span></text:p>
      <text:p text:style-name="P58"><text:span text:style-name="Source_20_Text"><text:span text:style-name="T52"/></text:span></text:p>
      <text:p text:style-name="P69"><text:span text:style-name="Source_20_Text"><text:span text:style-name="T42">&lt;script language="javascript"&gt;  </text:span></text:span></text:p>
      <text:list xml:id="list95304573866031" text:continue-list="list95304775229633" text:style-name="L1">
        <text:list-header>
          <text:p text:style-name="P80"><text:span text:style-name="Source_20_Text"><text:span text:style-name="T79">var strng;</text:span></text:span></text:p>
        </text:list-header>
      </text:list>
      <text:list xml:id="list6592219170612154950" text:style-name="L9">
        <text:list-header>
          <text:p text:style-name="P87"><text:span text:style-name="Source_20_Text"><text:span text:style-name="T79">strng=”Either way, time largely defines the human experience.";  </text:span></text:span></text:p>
        </text:list-header>
      </text:list>
      <text:list xml:id="list5874982697720848377" text:style-name="L10">
        <text:list-header>
          <text:p text:style-name="P88"><text:span text:style-name="Source_20_Text"><text:span text:style-name="T79">var incStr = strng.includes("human",</text:span></text:span><text:span text:style-name="Source_20_Text"><text:span text:style-name="T81">38</text:span></text:span><text:span text:style-name="Source_20_Text"><text:span text:style-name="T79">);  </text:span></text:span></text:p>
        </text:list-header>
      </text:list>
      <text:list xml:id="list5640668717313099863" text:style-name="L11">
        <text:list-header>
          <text:p text:style-name="P89"><text:span text:style-name="Source_20_Text"><text:span text:style-name="T79">document.write("Is 'human' present in the string? : "+incStr);</text:span></text:span></text:p>
          <text:p text:style-name="P89"><text:span text:style-name="Source_20_Text"><text:span text:style-name="T41"/></text:span></text:p>
          <text:p text:style-name="P89"><text:span text:style-name="Source_20_Text"><text:span text:style-name="T41">&lt;/script&gt; </text:span></text:span></text:p>
        </text:list-header>
      </text:list>
      <text:list xml:id="list7703433619786927070" text:style-name="L12">
        <text:list-header>
          <text:p text:style-name="P77"><text:span text:style-name="Source_20_Text"><text:span text:style-name="T63">Output:</text:span></text:span><text:span text:style-name="Source_20_Text"><text:span text:style-name="T42">Is 'human' present in the string? : </text:span></text:span><text:span text:style-name="Source_20_Text"><text:span text:style-name="T44">false</text:span></text:span></text:p>
        </text:list-header>
      </text:list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55"><text:span text:style-name="Source_20_Text"><text:span text:style-name="T52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49"><text:span text:style-name="Source_20_Text"><text:span text:style-name="T50"/></text:span></text:p>
      <text:p text:style-name="P53"><text:span text:style-name="Source_20_Text"><text:span text:style-name="T51">Update Date: 2</text:span></text:span><text:span text:style-name="Source_20_Text"><text:span text:style-name="T54">8</text:span></text:span><text:span text:style-name="Source_20_Text"><text:span text:style-name="T51">/7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7-29T09:53:02.312921806</dc:date>
    <meta:editing-duration>PT10H33M35S</meta:editing-duration>
    <meta:editing-cycles>98</meta:editing-cycles>
    <meta:generator>LibreOffice/5.1.6.2$Linux_X86_64 LibreOffice_project/10m0$Build-2</meta:generator>
    <meta:document-statistic meta:table-count="0" meta:image-count="0" meta:object-count="0" meta:page-count="8" meta:paragraph-count="257" meta:word-count="757" meta:character-count="7145" meta:non-whitespace-character-count="6342"/>
  </office:meta>
</office:document-meta>
</file>